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623b3"/>
    </style:style>
    <style:style style:name="P2" style:family="paragraph" style:parent-style-name="Standard">
      <style:text-properties fo:color="#00a933" loext:opacity="100%" officeooo:paragraph-rsid="001623b3"/>
    </style:style>
    <style:style style:name="P3" style:family="paragraph" style:parent-style-name="Standard">
      <style:text-properties fo:color="#000000" loext:opacity="100%" officeooo:paragraph-rsid="001623b3"/>
    </style:style>
    <style:style style:name="P4" style:family="paragraph" style:parent-style-name="Standard">
      <style:text-properties fo:color="#000000" loext:opacity="100%" officeooo:paragraph-rsid="005390c8"/>
    </style:style>
    <style:style style:name="P5" style:family="paragraph" style:parent-style-name="Standard">
      <style:text-properties fo:color="#000000" loext:opacity="100%" officeooo:paragraph-rsid="00569fd2"/>
    </style:style>
    <style:style style:name="P6" style:family="paragraph" style:parent-style-name="Standard">
      <style:text-properties officeooo:paragraph-rsid="001623b3"/>
    </style:style>
    <style:style style:name="P7" style:family="paragraph" style:parent-style-name="Standard">
      <style:text-properties fo:color="#00a933" loext:opacity="100%" officeooo:paragraph-rsid="001623b3"/>
    </style:style>
    <style:style style:name="P8" style:family="paragraph" style:parent-style-name="Standard">
      <style:text-properties fo:color="#000000" loext:opacity="100%" officeooo:paragraph-rsid="001623b3"/>
    </style:style>
    <style:style style:name="P9" style:family="paragraph" style:parent-style-name="Standard">
      <style:text-properties officeooo:paragraph-rsid="0060abc5"/>
    </style:style>
    <style:style style:name="T1" style:family="text">
      <style:text-properties officeooo:rsid="0052968a"/>
    </style:style>
    <style:style style:name="T2" style:family="text">
      <style:text-properties fo:color="#00a933" loext:opacity="100%"/>
    </style:style>
    <style:style style:name="T3" style:family="text">
      <style:text-properties officeooo:rsid="00569fd2"/>
    </style:style>
    <style:style style:name="T4" style:family="text">
      <style:text-properties fo:color="#000000" loext:opacity="100%"/>
    </style:style>
    <style:style style:name="T5" style:family="text">
      <style:text-properties officeooo:rsid="005ce414"/>
    </style:style>
    <style:style style:name="T6" style:family="text">
      <style:text-properties officeooo:rsid="0060ab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nkins Interview Questions</text:p>
      <text:p text:style-name="P2"/>
      <text:p text:style-name="P1">1. What <text:span text:style-name="T4">is Jenkins?</text:span></text:p>
      <text:p text:style-name="P3"><text:s text:c="4"/>• Jenkins is an open-source automation server used to automate tasks related to building, testing, and deploying software. It can be installed through native system packages, Docker, or run standalone on any machine with a Java Runtime Environment (JRE) installed.</text:p>
      <text:p text:style-name="P3"/>
      <text:p text:style-name="P3">2. Tell me something about Continuous Integration, Continuous Delivery, and Continuous Deployment?</text:p>
      <text:p text:style-name="P4"><text:s text:c="4"/>Continuous Integration (CI) involves integrating changes to software continuously so that it's always ready to be built, tested, and deployed.<text:line-break/>Continuous Deployment automatically deploys integrated changes into the target environment after successful quality checks.</text:p>
      <text:p text:style-name="P2"/>
      <text:p text:style-name="P9"><text:span text:style-name="T6">3</text:span>. Can Jenkins be monitored using common Observability tools?</text:p>
      <text:p text:style-name="P9"><text:s text:c="4"/>◦ Yes, plugins for tools like DataDog, Prometheus, and JavaMelody send metrics for monitoring.</text:p>
      <text:p text:style-name="P2"/>
      <text:p text:style-name="P3">4. What are the ways to install Jenkins?</text:p>
      <text:p text:style-name="P3"><text:s text:c="4"/>• Jenkins can be installed using native system package managers, Docker, Kubernetes, or as a standalone application on any machine with a Java Runtime Environment.</text:p>
      <text:p text:style-name="P3"/>
      <text:p text:style-name="P3">5. What is a Jenkins job?</text:p>
      <text:p text:style-name="P3"><text:s text:c="4"/>• A Jenkins job is the fundamental unit of work in Jenkins.</text:p>
      <text:p text:style-name="P3">Jobs can be of different types like - a freestyle project, a multi-configuration project, a pipeline project, a multi-branch project, etc.</text:p>
      <text:p text:style-name="P3"/>
      <text:p text:style-name="P3">6. What is a Jenkins Pipeline?</text:p>
      <text:p text:style-name="P3"><text:s text:c="4"/>• A Jenkins Pipeline is a collection of tasks. It defines a workflow for your software development process, making it easier to manage and automate complex build and deployment pipelines.</text:p>
      <text:p text:style-name="P2"/>
      <text:p text:style-name="P3">7. What are the types of Jenkins pipelines?</text:p>
      <text:p text:style-name="P5"><text:s text:c="4"/>• The <text:span text:style-name="T3">two</text:span> main types of Jenkins pipelines are– Declarative, Scripted.<text:line-break/> <text:s text:c="3"/>• Declarative Pipelines provide a more structured and simplified way to define your Jenkins pipeline </text:p>
      <text:p text:style-name="P5"><text:s text:c="4"/>• Scripted Pipelines offer more flexibility and are defined using Groovy code. They are less structured compared to Declarative Pipelines and are fully programmable.</text:p>
      <text:p text:style-name="P2"/>
      <text:p text:style-name="P9"><text:span text:style-name="T1">8</text:span>. What is a Ping Thread in Jenkins, and how does it work?</text:p>
      <text:p text:style-name="P9"><text:s text:c="4"/>◦ Installed on every remote connection.</text:p>
      <text:p text:style-name="P9"><text:s text:c="4"/>◦ Periodically sends ping messages to detect connection issues and initiates a close-down if needed.</text:p>
      <text:p text:style-name="P9"/>
      <text:p text:style-name="P3">9. How do you store credentials in Jenkins securely?</text:p>
      <text:p text:style-name="P3"><text:s text:c="4"/>• Credentials can be stored securely in Jenkins using the Credentials plugin, which supports various types of credentials such as usernames with passwords, SSH credentials, and certificates.</text:p>
      <text:p text:style-name="P3"/>
      <text:p text:style-name="P3">10. How can we stop a scheduled job from being executed temporarily?</text:p>
      <text:p text:style-name="P3"><text:s text:c="4"/>• Disable the job from the job details page to temporarily stop all scheduled executions &amp; other factors/events from triggering the job and enable it back to resume the job schedules/triggers. If a job is not required permanently, we can delete the job from the jobs list view page.</text:p>
      <text:p text:style-name="P2"/>
      <text:p text:style-name="P3">11. What are the ways to trigger a Jenkins Job/Pipeline?</text:p>
      <text:p text:style-name="P3"><text:s text:c="4"/>• Git Webhook</text:p>
      <text:p text:style-name="P3">Pool SCM</text:p>
      <text:p text:style-name="P3">Scheduled jobs</text:p>
      <text:p text:style-name="P3">r<text:span text:style-name="T5">e</text:span>mote triger</text:p>
      <text:p text:style-name="P3">Build the job if first job is completed</text:p>
      <text:p text:style-name="P3"/>
      <text:p text:style-name="P9"><text:span text:style-name="T6">1</text:span>2. What are the default environment variables provided by Jenkins, and how can custom ones be introduced?</text:p>
      <text:p text:style-name="P9"><text:s text:c="4"/>◦ Jenkins provides default variables like BRANCH_NAME, BUILD_NUMBER.</text:p>
      <text:p text:style-name="P9"><text:soft-page-break/><text:s text:c="4"/>◦ Introduce custom variables as needed.</text:p>
      <text:p text:style-name="P2"/>
      <text:p text:style-name="P3">13. How Jenkins knows when to execute a Scheduled job/pipeline and how it is triggered?</text:p>
      <text:p text:style-name="P3"><text:s text:c="4"/>• Jenkins master has cron entries set up for scheduled jobs. When the time for a job comes, it commands agents to execute the job with the required configurations.</text:p>
      <text:p text:style-name="P3"/>
      <text:p text:style-name="P3">14. What are the credential types supported by Jenkins?</text:p>
      <text:p text:style-name="P3"><text:s text:c="4"/>• Jenkins supports various credential types such as Secret text, Username and password, Secret file, SSH Username with a private key, Certificate, and Docker Host Certificate Authentication credentials.</text:p>
      <text:p text:style-name="P3"/>
      <text:p text:style-name="P3">15. What are the Scopes of Jenkins Credentials?</text:p>
      <text:p text:style-name="P3"><text:s text:c="4"/>• Jenkins credentials can be of two scopes - Global and System. Global credentials are usable across all jobs, while System credentials allow Jenkins itself to authenticate to external services.</text:p>
      <text:p text:style-name="P3"/>
      <text:p text:style-name="P1">16. What is a Jenkins Shared Library and how is it useful?</text:p>
      <text:p text:style-name="P1"><text:s text:c="4"/>• Shared libraries are a set of code that can be common for more than one pipeline job and can be maintained separately. They improve maintenance, modularity, readability of the pipeline code, and speed up the automation for new jobs.</text:p>
      <text:p text:style-name="P1"/>
      <text:p text:style-name="P1">17. How Jenkins jobs can be Triggered/Stopped/Controlled programmatically?</text:p>
      <text:p text:style-name="P1"><text:s text:c="4"/>• Jenkins Remote Access API can be used to retrieve information about jobs, trigger/stop/abort builds, enable/disable jobs, and create/copy/modify/delete jobs.</text:p>
      <text:p text:style-name="P1"/>
      <text:p text:style-name="P1">1<text:span text:style-name="T1">8</text:span>. What happens when a Jenkins agent is offline and what is the best practice in that situation?</text:p>
      <text:p text:style-name="P1"><text:s text:c="4"/>• It's best to tie jobs to a group of nodes &amp; agents, referred to with a 'Label', so any of the nodes/agents falling under the label can fulfill a build request when a job is triggered. If a job is waiting for more time for the nodes/agents, consider adding more nodes/agents.</text:p>
      <text:p text:style-name="P1"/>
      <text:p text:style-name="P9"><text:span text:style-name="T6">19</text:span>. How is code coverage measured/tracked using Jenkins in a CI environment?</text:p>
      <text:p text:style-name="P9"><text:s text:c="4"/>◦ Utilize language-specific plugins like JaCoCo or CodeCov.</text:p>
      <text:p text:style-name="P9"><text:s text:c="4"/>◦ Generic tools like Sonarqube display code coverage data in Jenkins.</text:p>
      <text:p text:style-name="P9"/>
      <text:p text:style-name="P1">2<text:span text:style-name="T1">0</text:span>. How is continuous integration achieved using Jenkins?</text:p>
      <text:p text:style-name="P1"><text:s text:c="4"/>◦ Developers make changes in a feature/dev branch.</text:p>
      <text:p text:style-name="P1"><text:s text:c="4"/>◦ SCM generates events, and Jenkins plugins trigger build/test jobs.</text:p>
      <text:p text:style-name="P1"><text:s text:c="4"/>◦ Test results determine deployment readiness.</text:p>
      <text:p text:style-name="P1"/>
      <text:p text:style-name="P1">2<text:span text:style-name="T1">1</text:span>. What is Artifact Archival, and how is it done in Pipelines?</text:p>
      <text:p text:style-name="P1"><text:s text:c="4"/>◦ Artifacts are job build results.</text:p>
      <text:p text:style-name="P1"><text:s text:c="4"/>◦ Use 'Copy Artifact' plugin to archive files/directories based on configured patterns.</text:p>
      <text:p text:style-name="P1"><text:s text:c="4"/>◦ In pipelines: archiveArtifacts artifacts: 'output/**/*'</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9-17T18:49:13.190479092</dc:date>
    <meta:editing-duration>P1DT7H15M7S</meta:editing-duration>
    <meta:editing-cycles>66</meta:editing-cycles>
    <meta:generator>LibreOffice/24.2.5.2$Linux_X86_64 LibreOffice_project/420$Build-2</meta:generator>
    <meta:document-statistic meta:table-count="0" meta:image-count="0" meta:object-count="0" meta:page-count="2" meta:paragraph-count="56" meta:word-count="839" meta:character-count="5427" meta:non-whitespace-character-count="4523"/>
  </office:meta>
</office:document-meta>
</file>